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5500000057FC39996F18917CF0.jpg" manifest:media-type="image/jpeg"/>
  <manifest:file-entry manifest:full-path="Pictures/100000000000005400000055124CDF25D6A6ADC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.118cm" svg:x="1cm" svg:y="1.5cm">
          <draw:image xlink:href="Pictures/100000000000005500000057FC39996F18917CF0.jpg" xlink:type="simple" xlink:show="embed" xlink:actuate="onLoad">
            <text:p/>
          </draw:image>
        </draw:frame>
        <draw:frame draw:style-name="gr1" draw:text-style-name="P1" draw:layer="layout" svg:width="5cm" svg:height="5.064cm" svg:x="1cm" svg:y="6.436cm">
          <draw:image xlink:href="Pictures/100000000000005400000055124CDF25D6A6ADCC.jpg" xlink:type="simple" xlink:show="embed" xlink:actuate="onLoad">
            <text:p/>
          </draw:image>
        </draw:frame>
        <draw:frame draw:style-name="gr1" draw:text-style-name="P1" draw:layer="layout" svg:width="5cm" svg:height="5.064cm" svg:x="7.5cm" svg:y="1.5cm">
          <draw:image xlink:href="Pictures/100000000000005400000055124CDF25D6A6ADCC.jpg" xlink:type="simple" xlink:show="embed" xlink:actuate="onLoad">
            <text:p/>
          </draw:image>
        </draw:frame>
        <draw:frame draw:style-name="gr1" draw:text-style-name="P1" draw:layer="layout" svg:width="5cm" svg:height="5.064cm" svg:x="7.5cm" svg:y="6.436cm">
          <draw:image xlink:href="Pictures/100000000000005400000055124CDF25D6A6ADCC.jpg" xlink:type="simple" xlink:show="embed" xlink:actuate="onLoad">
            <text:p/>
          </draw:image>
        </draw:frame>
        <draw:frame draw:style-name="gr1" draw:text-style-name="P1" draw:layer="layout" svg:width="5cm" svg:height="5.064cm" svg:x="13.5cm" svg:y="1.436cm">
          <draw:image xlink:href="Pictures/100000000000005400000055124CDF25D6A6ADCC.jpg" xlink:type="simple" xlink:show="embed" xlink:actuate="onLoad">
            <text:p/>
          </draw:image>
        </draw:frame>
        <draw:frame draw:style-name="gr1" draw:text-style-name="P1" draw:layer="layout" svg:width="5cm" svg:height="5.064cm" svg:x="13.5cm" svg:y="6.5cm">
          <draw:image xlink:href="Pictures/100000000000005400000055124CDF25D6A6ADC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9M59S</meta:editing-duration>
    <meta:editing-cycles>3</meta:editing-cycles>
    <meta:generator>LibreOffice/5.2.7.2$Windows_x86 LibreOffice_project/2b7f1e640c46ceb28adf43ee075a6e8b8439ed10</meta:generator>
    <dc:date>2020-03-18T14:51:54.549000000</dc:date>
    <meta:document-statistic meta:object-count="6"/>
  </office:meta>
</office:document-meta>
</file>